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8e8" officeooo:paragraph-rsid="000408e8"/>
    </style:style>
    <style:style style:name="P2" style:family="paragraph" style:parent-style-name="Standard">
      <style:text-properties officeooo:rsid="000b4533" officeooo:paragraph-rsid="000b4533"/>
    </style:style>
    <style:style style:name="P3" style:family="paragraph" style:parent-style-name="Standard">
      <style:text-properties officeooo:rsid="000c860d" officeooo:paragraph-rsid="000c860d"/>
    </style:style>
    <style:style style:name="T1" style:family="text">
      <style:text-properties officeooo:rsid="0008cc42"/>
    </style:style>
    <style:style style:name="T2" style:family="text">
      <style:text-properties officeooo:rsid="000e6d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.3</text:p>
      <text:p text:style-name="P1">Mishedge risk: </text:p>
      <text:p text:style-name="P1">Using MNQ as hedger, disproportionately affected by <text:span text:style-name="T1">FANG stocks. </text:span></text:p>
      <text:p text:style-name="P1"/>
      <text:p text:style-name="P3">Consider using MES <text:span text:style-name="T2">or a certain mix of the two.</text:span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24:34.528160960</meta:creation-date>
    <meta:generator>LibreOffice/6.0.7.3$Linux_X86_64 LibreOffice_project/00m0$Build-3</meta:generator>
    <dc:date>2019-06-03T22:27:16.581803455</dc:date>
    <meta:editing-duration>PT2M38S</meta:editing-duration>
    <meta:editing-cycles>9</meta:editing-cycles>
    <meta:document-statistic meta:table-count="0" meta:image-count="0" meta:object-count="0" meta:page-count="1" meta:paragraph-count="4" meta:word-count="22" meta:character-count="130" meta:non-whitespace-character-count="110"/>
  </office:meta>
</office:document-meta>
</file>